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7ab0b4" officeooo:paragraph-rsid="007ab0b4" style:font-weight-asian="bold" style:font-weight-complex="bold"/>
    </style:style>
    <style:style style:name="P2" style:family="paragraph" style:parent-style-name="Text_20_body">
      <style:text-properties style:font-name="Liberation Sans" fo:font-weight="bold" officeooo:rsid="0063d719" officeooo:paragraph-rsid="0063d719" style:font-weight-asian="bold" style:font-weight-complex="bold"/>
    </style:style>
    <style:style style:name="P3" style:family="paragraph" style:parent-style-name="Text_20_body">
      <style:text-properties style:font-name="Liberation Sans" fo:font-weight="bold" officeooo:rsid="0063d719" officeooo:paragraph-rsid="0063d719"/>
    </style:style>
    <style:style style:name="P4" style:family="paragraph" style:parent-style-name="Subtitle">
      <style:text-properties style:font-name="Liberation Sans" officeooo:rsid="0012579c" officeooo:paragraph-rsid="000e303f"/>
    </style:style>
    <style:style style:name="P5" style:family="paragraph" style:parent-style-name="Title">
      <style:text-properties style:font-name="Liberation Sans" officeooo:rsid="00a216fd" officeooo:paragraph-rsid="00a216fd"/>
    </style:style>
    <style:style style:name="P6" style:family="paragraph" style:parent-style-name="Text_20_body">
      <style:text-properties style:font-name="Liberation Sans" fo:font-weight="bold" officeooo:rsid="0063d719" officeooo:paragraph-rsid="0063d719"/>
    </style:style>
    <style:style style:name="P7" style:family="paragraph" style:parent-style-name="Text_20_body">
      <style:text-properties style:font-name="Liberation Sans" fo:font-weight="bold" officeooo:rsid="0063d719" officeooo:paragraph-rsid="00c1441a"/>
    </style:style>
    <style:style style:name="P8" style:family="paragraph" style:parent-style-name="Text_20_body">
      <style:text-properties style:font-name="Liberation Sans" fo:font-weight="bold" officeooo:rsid="00a46db2" officeooo:paragraph-rsid="00ad2ea7" style:font-weight-asian="bold" style:font-weight-complex="bold"/>
    </style:style>
    <style:style style:name="P9" style:family="paragraph" style:parent-style-name="Text_20_body">
      <style:text-properties officeooo:paragraph-rsid="00b6d311"/>
    </style:style>
    <style:style style:name="P10" style:family="paragraph" style:parent-style-name="Text_20_body">
      <style:text-properties officeooo:rsid="00b84482" officeooo:paragraph-rsid="00b84482"/>
    </style:style>
    <style:style style:name="P11" style:family="paragraph" style:parent-style-name="Text_20_body">
      <style:text-properties officeooo:rsid="00b97649" officeooo:paragraph-rsid="00b97649"/>
    </style:style>
    <style:style style:name="P12" style:family="paragraph" style:parent-style-name="Text_20_body">
      <style:text-properties officeooo:rsid="00b9a7c5" officeooo:paragraph-rsid="00b9a7c5"/>
    </style:style>
    <style:style style:name="P13" style:family="paragraph" style:parent-style-name="Text_20_body">
      <style:text-properties officeooo:rsid="00bb01bb" officeooo:paragraph-rsid="00bb01bb"/>
    </style:style>
    <style:style style:name="P14" style:family="paragraph" style:parent-style-name="Heading_20_1">
      <style:text-properties style:font-name="Liberation Sans" officeooo:rsid="0037eda6" officeooo:paragraph-rsid="0037eda6"/>
    </style:style>
    <style:style style:name="P15" style:family="paragraph" style:parent-style-name="Heading_20_1">
      <style:text-properties officeooo:rsid="00b6d311" officeooo:paragraph-rsid="00b6d311"/>
    </style:style>
    <style:style style:name="P16" style:family="paragraph" style:parent-style-name="Heading_20_1">
      <style:paragraph-properties fo:break-before="page"/>
      <style:text-properties officeooo:rsid="00a5a64e" officeooo:paragraph-rsid="00a5a64e"/>
    </style:style>
    <style:style style:name="P17" style:family="paragraph" style:parent-style-name="Heading_20_2">
      <style:text-properties officeooo:rsid="00b6d311" officeooo:paragraph-rsid="00b6d311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37eda6"/>
    </style:style>
    <style:style style:name="T3" style:family="text">
      <style:text-properties style:font-name="Liberation Sans" officeooo:rsid="009d59ab"/>
    </style:style>
    <style:style style:name="T4" style:family="text">
      <style:text-properties style:font-name="Liberation Sans" officeooo:rsid="00b6d311"/>
    </style:style>
    <style:style style:name="T5" style:family="text">
      <style:text-properties officeooo:rsid="00659e33"/>
    </style:style>
    <style:style style:name="T6" style:family="text">
      <style:text-properties officeooo:rsid="00a216fd"/>
    </style:style>
    <style:style style:name="T7" style:family="text">
      <style:text-properties style:font-weight-asian="bold" style:font-weight-complex="bold"/>
    </style:style>
    <style:style style:name="T8" style:family="text">
      <style:text-properties officeooo:rsid="00a216fd" style:font-weight-asian="bold" style:font-weight-complex="bold"/>
    </style:style>
    <style:style style:name="T9" style:family="text">
      <style:text-properties officeooo:rsid="00a2ff0a" style:font-weight-asian="bold" style:font-weight-complex="bold"/>
    </style:style>
    <style:style style:name="T10" style:family="text">
      <style:text-properties officeooo:rsid="00ad2ea7" style:font-weight-asian="bold" style:font-weight-complex="bold"/>
    </style:style>
    <style:style style:name="T11" style:family="text">
      <style:text-properties officeooo:rsid="00b6d311" style:font-weight-asian="bold" style:font-weight-complex="bold"/>
    </style:style>
    <style:style style:name="T12" style:family="text">
      <style:text-properties officeooo:rsid="00c1441a" style:font-weight-asian="bold" style:font-weight-complex="bold"/>
    </style:style>
    <style:style style:name="T13" style:family="text">
      <style:text-properties officeooo:rsid="00b6d311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officeooo:rsid="00b97649"/>
    </style:style>
    <style:style style:name="T17" style:family="text">
      <style:text-properties officeooo:rsid="00b9a7c5"/>
    </style:style>
    <style:style style:name="T18" style:family="text">
      <style:text-properties officeooo:rsid="00bb01bb"/>
    </style:style>
    <style:style style:name="T19" style:family="text">
      <style:text-properties officeooo:rsid="00bb9471"/>
    </style:style>
    <style:style style:name="T20" style:family="text">
      <style:text-properties officeooo:rsid="00bd35d5"/>
    </style:style>
    <style:style style:name="T21" style:family="text">
      <style:text-properties officeooo:rsid="00be10ef"/>
    </style:style>
    <style:style style:name="T22" style:family="text">
      <style:text-properties officeooo:rsid="00bf0d10"/>
    </style:style>
    <style:style style:name="T23" style:family="text">
      <style:text-properties officeooo:rsid="00c0d244"/>
    </style:style>
    <style:style style:name="T24" style:family="text">
      <style:text-properties officeooo:rsid="00c245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3">MPC</text:span> Controller</text:p>
      <text:p text:style-name="P4">Andreas Gotterba</text:p>
      <text:h text:style-name="P14" text:outline-level="1"><text:span text:style-name="T5">1. Edited</text:span> Files</text:h>
      <text:p text:style-name="P1"><text:span text:style-name="T2"><text:tab/>a</text:span><text:span text:style-name="T1">gotterba_</text:span><text:span text:style-name="T4">mpc</text:span><text:span text:style-name="T1">_writeup.pdf<text:tab/><text:tab/><text:tab/>This </text:span><text:span text:style-name="T3">D</text:span><text:span text:style-name="T1">ocument</text:span></text:p>
      <text:p text:style-name="P2"><text:tab/><text:span text:style-name="T6">src/</text:span></text:p>
      <text:p text:style-name="P2"><text:tab/><text:tab/><text:span text:style-name="T6">main.cpp<text:tab/><text:tab/><text:tab/><text:tab/><text:tab/>main program</text:span></text:p>
      <text:p text:style-name="P2"><text:tab/><text:tab/><text:span text:style-name="T13">MPC.h<text:tab/><text:tab/><text:tab/><text:tab/><text:tab/>MPC controller header file</text:span></text:p>
      <text:p text:style-name="P3"><text:span text:style-name="T7"><text:tab/><text:tab/></text:span><text:span text:style-name="T11">MPC.cpp<text:tab/><text:tab/><text:tab/><text:tab/><text:tab/>MPC controller implementation</text:span></text:p>
      <text:p text:style-name="P3"><text:span text:style-name="T8"><text:tab/></text:span><text:span text:style-name="T10">V</text:span><text:span text:style-name="T9">ideos</text:span></text:p>
      <text:p text:style-name="P7"><text:span text:style-name="T9"><text:tab/><text:tab/></text:span><text:span text:style-name="T10">50 mph </text:span><text:span text:style-name="T11">lap</text:span><text:span text:style-name="T10">:<text:tab/><text:tab/><text:tab/><text:tab/><text:tab/></text:span><text:a xlink:type="simple" xlink:href="https://youtu.be/q0zoL7J5ZWo" text:style-name="Internet_20_link" text:visited-style-name="Visited_20_Internet_20_Link"><text:span text:style-name="T12">https://youtu.be/q0zoL7J5ZWo</text:span></text:a><text:span text:style-name="T12"> </text:span></text:p>
      <text:p text:style-name="P8"><text:span text:style-name="T10"/></text:p>
      <text:h text:style-name="P16" text:outline-level="1">2. Model Description</text:h>
      <text:h text:style-name="P17" text:outline-level="2">2.1 State</text:h>
      <text:p text:style-name="P10">The state variables are:</text:p>
      <text:p text:style-name="P10"><text:tab/>x: <text:tab/>The x coordinate of the car</text:p>
      <text:p text:style-name="P10"><text:tab/>y: <text:tab/>The y coordinate of the car</text:p>
      <text:p text:style-name="P10"><text:tab/>psi:<text:tab/>The angle the car is pointing</text:p>
      <text:p text:style-name="P10"><text:tab/>v:<text:tab/>The speed of the car</text:p>
      <text:p text:style-name="P10"><text:tab/>cte:<text:tab/>The cross track error of the car, <text:span text:style-name="T16">relative to the computed (polynomial) centerline</text:span></text:p>
      <text:p text:style-name="P10"><text:tab/>epsi:<text:tab/>The error in the angle of the car, <text:span text:style-name="T16">relative to the computed angle of the centerline</text:span></text:p>
      <text:p text:style-name="P10"/>
      <text:p text:style-name="P10">Note that all measurements are made <text:span text:style-name="T16">relative</text:span> to the car’s current position. <text:s/>So in the car’s current state, x, y, and psi are all 0. <text:s/>These state variables take on different values for future <text:span text:style-name="T16">time-steps</text:span>, as the model predicts what each of these values will be <text:span text:style-name="T14">relative to the car’s current position</text:span><text:span text:style-name="T15">. <text:s/></text:span></text:p>
      <text:h text:style-name="P17" text:outline-level="2">2.2 Actuators</text:h>
      <text:p text:style-name="P10">The actuators are:</text:p>
      <text:p text:style-name="P10"><text:tab/>sangle:<text:tab/><text:tab/>The steering angle of the car <text:span text:style-name="T23">(processed in radians, and then converted to ‘25<text:tab/><text:tab/><text:tab/><text:tab/>degrees = 1.0’ at the end</text:span></text:p>
      <text:p text:style-name="P10"><text:tab/>a<text:span text:style-name="T21">cc</text:span>:<text:tab/><text:tab/>The acceleration (throttle) of the car. <text:s/><text:span text:style-name="T22">The model is ideal (so it really considers <text:tab/><text:tab/><text:tab/><text:tab/>this acceleration), but there is resistance/friction/drag in the simulator.<text:tab/><text:tab/><text:tab/><text:tab/><text:tab/>Thus, when the model targets 50mph, it ends up running at around 48.5 mph. </text:span></text:p>
      <text:h text:style-name="P17" text:outline-level="2">2.3 Update Equations</text:h>
      <text:p text:style-name="P11">For each time-step, the model predicts the values of the state variables, based on the previous state and the values of the actuators that were applied. <text:s/>The fundamental equations are:</text:p>
      <text:p text:style-name="P11"><text:tab/>x[t+1]<text:tab/><text:tab/>= <text:tab/>x[t] + v[t] * cos(psi[t]) * dt</text:p>
      <text:p text:style-name="P11"><text:tab/>y[t+1]<text:tab/><text:tab/>= <text:tab/>y[t] + v[t] * sin(psi[t]) * dt</text:p>
      <text:p text:style-name="P11"><text:tab/>psi[t+1] <text:s/><text:tab/>= <text:tab/>psi[t] - (v[t]/Lf) * <text:s/>sangle[t] * dt</text:p>
      <text:p text:style-name="P11"><text:tab/>v[t+1]<text:tab/><text:tab/>= <text:tab/>v[t] + a<text:span text:style-name="T22">cc</text:span>[t] * dt</text:p>
      <text:p text:style-name="P11"><text:tab/>cte[t+1]<text:tab/>= <text:tab/>f(<text:span text:style-name="T17">x[t]</text:span>) - y(t) + v[t] * sin(epsi[t]) * dt</text:p>
      <text:p text:style-name="P11"><text:soft-page-break/><text:tab/>epsi[t+1]<text:tab/>= <text:tab/>psi[t] - <text:s/><text:span text:style-name="T17">psides(x[t]) </text:span>+ (v0/Lf) * sangle<text:span text:style-name="T17">[t]</text:span> * dt</text:p>
      <text:p text:style-name="P12">Most of the operands are the state and actuators described above; the additional parameters are:</text:p>
      <text:p text:style-name="P12"/>
      <text:p text:style-name="P12"><text:tab/>Lf:<text:tab/>The length from the front <text:span text:style-name="T21">axle</text:span> of the car to its center of gravity. <text:s/><text:span text:style-name="T21">S</text:span>upplied as part of the<text:tab/><text:tab/><text:tab/>starter code, <text:span text:style-name="T21">from the result of a controlled simulation.</text:span></text:p>
      <text:p text:style-name="P12"/>
      <text:p text:style-name="P12"><text:tab/>f(x[t]): this function returns the y coordinate for the centerline of the road at a given x<text:tab/><text:tab/><text:tab/><text:tab/>coordinate (and I use the x coordinate for time t). <text:s/>This could be any means of figuring<text:tab/><text:tab/><text:tab/>out the y coordinate; in this implementation, I’m using the polynomial model from the <text:tab/><text:tab/><text:tab/>waypoints received from the simulator, <text:span text:style-name="T18">so I simply evaluate the polynomial at x[t].</text:span></text:p>
      <text:p text:style-name="P12"/>
      <text:p text:style-name="P12"><text:tab/>psides<text:span text:style-name="T22">(x[</text:span>t]<text:span text:style-name="T22">)</text:span>: <text:s/><text:span text:style-name="T18">this function returns the angle of the road’s centerline at a given x coordinate (and<text:tab/><text:tab/><text:tab/>I pass in the x coordinate for time t). <text:s/>This could be any means of finding the angle; in<text:tab/><text:tab/><text:tab/>this implementation, I’m using the polynomial model from the waypoints received from<text:tab/><text:tab/><text:tab/>the simulator; I compute the derivative of the polynomial, then take the arctangent of<text:tab/><text:tab/><text:tab/>that to find the angle. <text:s/></text:span></text:p>
      <text:p text:style-name="P13"/>
      <text:p text:style-name="P13">The actual equations I’m using <text:span text:style-name="T24">are</text:span> in lines 1<text:span text:style-name="T19">80</text:span> through 189 of MPC.cpp. <text:s/>Note that the code is a bit more involved <text:span text:style-name="T21">than</text:span> what I’ve shown here. <text:s/>Instead of the raw update equations, these are implemented as constraints. <text:s/>On its own, the model would think it could pick any value for x[t+1] that it likes. <text:s/><text:span text:style-name="T20">But I’ve already constrained fg[1+param_start+t] to be zero. <text:s/>Therefore, t</text:span>hese equations tell it that x[t+1] minus (the equation I wrote above) should be zero, thus constraining the value of x[t+1] t<text:span text:style-name="T20">hat it picks to be equal to the update equation written above. <text:s/></text:span></text:p>
      <text:h text:style-name="P15" text:outline-level="1">3. Timestep Length and Elapsed Duration</text:h>
      <text:p text:style-name="P9"/>
      <text:h text:style-name="P15" text:outline-level="1">4. Polynomial Fitting and MPC Preprocessing</text:h>
      <text:p text:style-name="P9"/>
      <text:h text:style-name="P15" text:outline-level="1">5. Latency</text:h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20:09:09.623167255</meta:creation-date>
    <meta:generator>LibreOffice/5.1.6.2$Linux_X86_64 LibreOffice_project/10m0$Build-2</meta:generator>
    <dc:date>2017-12-19T00:36:06.023976828</dc:date>
    <meta:editing-duration>P1DT4H8M24S</meta:editing-duration>
    <meta:editing-cycles>75</meta:editing-cycles>
    <meta:document-statistic meta:table-count="0" meta:image-count="0" meta:object-count="0" meta:page-count="3" meta:paragraph-count="40" meta:word-count="582" meta:character-count="3461" meta:non-whitespace-character-count="2806"/>
  </office:meta>
</office:document-meta>
</file>